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33.608cm" fo:min-width="19.108cm" fo:padding-top="0cm" fo:padding-bottom="0.1cm" fo:padding-left="0.3cm" fo:padding-right="0.3cm"/>
    </style:style>
    <style:style style:name="gr2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solid" draw:fill-color="#e6e6e6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0000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08080" draw:marker-start-width="0.355cm" draw:marker-end-width="0.355cm" svg:stroke-opacity="100%" draw:fill="solid" draw:fill-color="#b3ffb3" draw:opacity="100%" draw:textarea-horizontal-align="justify" draw:textarea-vertical-align="middle" draw:auto-grow-height="false" fo:min-height="0.4cm" fo:min-width="0.15cm" fo:padding-top="0.15cm" fo:padding-bottom="0.15cm" fo:padding-left="0.275cm" fo:padding-right="0.275cm" draw:shadow-opacity="100%"/>
    </style:style>
    <style:style style:name="gr7" style:family="graphic" style:parent-style-name="standard">
      <style:graphic-properties svg:stroke-width="0.05cm" svg:stroke-color="#808080" draw:marker-start-width="0.355cm" draw:marker-end-width="0.355cm" svg:stroke-opacity="100%" draw:fill="solid" draw:fill-color="#ffffb3" draw:opacity="100%" draw:textarea-horizontal-align="justify" draw:textarea-vertical-align="middle" draw:auto-grow-height="false" fo:min-height="0.4cm" fo:min-width="0.15cm" fo:padding-top="0.15cm" fo:padding-bottom="0.15cm" fo:padding-left="0.275cm" fo:padding-right="0.275cm" draw:shadow-opacity="100%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19.108cm" fo:padding-top="0cm" fo:padding-bottom="0.1cm" fo:padding-left="0.3cm" fo:padding-right="0.3cm"/>
    </style:style>
    <style:style style:name="gr13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9.608cm" fo:min-width="7.608cm" fo:padding-top="0cm" fo:padding-bottom="0.1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svg:stroke-linecap="butt" draw:fill="solid" draw:fill-color="#000000" draw:textarea-horizontal-align="justify" draw:textarea-vertical-align="middle" draw:auto-grow-height="false" fo:min-height="1.4cm" fo:min-width="0.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svg:stroke-linecap="butt" draw:fill="solid" draw:fill-color="#000000" draw:textarea-horizontal-align="justify" draw:textarea-vertical-align="middle" draw:auto-grow-height="false" fo:min-height="1.15cm" fo:min-width="0.40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3" style:family="paragraph">
      <loext:graphic-properties draw:fill="solid" draw:fill-color="#e6e6e6"/>
      <style:paragraph-properties fo:text-align="center"/>
    </style:style>
    <style:style style:name="P4" style:family="paragraph">
      <loext:graphic-properties draw:fill="solid" draw:fill-color="#b3b3ff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 draw:fill-color="#b3ffb3" draw:opacity="100%"/>
      <style:paragraph-properties fo:text-align="center"/>
      <style:text-properties fo:color="#808080"/>
    </style:style>
    <style:style style:name="P7" style:family="paragraph">
      <loext:graphic-properties draw:fill="solid" draw:fill-color="#ffffb3" draw:opacity="100%"/>
      <style:paragraph-properties fo:text-align="center"/>
      <style:text-properties fo:color="#80808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color="#808080" style:font-name="Liberation Sans1" fo:font-size="36pt" fo:font-weight="bold" style:font-size-asian="18pt" style:font-size-complex="18pt"/>
    </style:style>
    <style:style style:name="T2" style:family="text">
      <style:text-properties fo:color="#808080" style:font-name="Liberation Sans1" fo:font-size="40pt" fo:font-weight="bold" style:font-size-asian="18pt" style:font-size-complex="18pt"/>
    </style:style>
    <style:style style:name="T3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34cm" svg:x="0.05cm" svg:y="0.05cm">
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 </text:span><text:span text:style-name="T1">F</text:span><text:span text:style-name="T1">l</text:span><text:span text:style-name="T1">o</text:span><text:span text:style-name="T1">w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1</text:span><text:span text:style-name="T1">6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cm" svg:height="1cm" svg:x="12.2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1.4cm" svg:x="14.35cm" svg:y="6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8.35cm" svg:y="12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0.35cm" svg:y="16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8.35cm" svg:y="14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6.35cm" svg:y="8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8.35cm" svg:y="2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2.35cm" svg:y="6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1" draw:id="id1" draw:layer="layout" svg:width="1.4cm" svg:height="1.4cm" svg:x="4.35cm" svg:y="12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4cm" svg:height="1.4cm" svg:x="10.35cm" svg:y="14.35cm">
          <text:p text:style-name="P1"><text:span text:style-name="T3">1</text:span><text:span text:style-name="T3">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4cm" svg:height="1.4cm" svg:x="8.35cm" svg:y="8.35cm">
          <text:p text:style-name="P1"><text:span text:style-name="T3">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1.4cm" svg:height="1.4cm" svg:x="14.25cm" svg:y="14.35cm">
          <text:p text:style-name="P1"><text:span text:style-name="T3">2</text:span><text:span text:style-name="T3">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1.4cm" svg:height="1.4cm" svg:x="12.35cm" svg:y="12.35cm">
          <text:p text:style-name="P1"><text:span text:style-name="T3">2</text:span><text:span text:style-name="T3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1.4cm" svg:height="1.4cm" svg:x="6.35cm" svg:y="6.35cm">
          <text:p text:style-name="P1"><text:span text:style-name="T3">2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4cm" svg:height="1.4cm" svg:x="4.35cm" svg:y="4.35cm">
          <text:p text:style-name="P1"><text:span text:style-name="T3">1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out" svg:x1="9.4cm" svg:y1="5.4cm" svg:x2="10.7cm" svg:y2="6.7cm">
          <text:p/>
        </draw:line>
        <draw:line draw:style-name="gr8" draw:text-style-name="P8" draw:layer="layout" svg:x1="13.4cm" svg:y1="5.4cm" svg:x2="14.7cm" svg:y2="6.7cm">
          <text:p/>
        </draw:line>
        <draw:line draw:style-name="gr8" draw:text-style-name="P8" draw:layer="layout" svg:x1="3.4cm" svg:y1="11.4cm" svg:x2="4.7cm" svg:y2="12.7cm">
          <text:p/>
        </draw:line>
        <draw:line draw:style-name="gr8" draw:text-style-name="P8" draw:layer="layout" svg:x1="17.4cm" svg:y1="16.7cm" svg:x2="18.7cm" svg:y2="15.4cm">
          <text:p/>
        </draw:line>
        <draw:line draw:style-name="gr8" draw:text-style-name="P8" draw:layer="layout" svg:x1="15.4cm" svg:y1="10.7cm" svg:x2="16.7cm" svg:y2="9.4cm">
          <text:p/>
        </draw:line>
        <draw:line draw:style-name="gr8" draw:text-style-name="P8" draw:layer="layout" svg:x1="17.4cm" svg:y1="8.7cm" svg:x2="18.7cm" svg:y2="3.4cm">
          <text:p/>
        </draw:line>
        <draw:line draw:style-name="gr8" draw:text-style-name="P8" draw:layer="layout" svg:x1="11.4cm" svg:y1="6.7cm" svg:x2="12.7cm" svg:y2="5.4cm">
          <text:p/>
        </draw:line>
        <draw:line draw:style-name="gr8" draw:text-style-name="P8" draw:layer="layout" svg:x1="10.7cm" svg:y1="11.4cm" svg:x2="9.4cm" svg:y2="12.7cm">
          <text:p/>
        </draw:line>
        <draw:line draw:style-name="gr8" draw:text-style-name="P8" draw:layer="layout" svg:x1="3.05cm" svg:y1="7.75cm" svg:x2="3.05cm" svg:y2="10.35cm">
          <text:p/>
        </draw:line>
        <draw:line draw:style-name="gr8" draw:text-style-name="P8" draw:layer="layout" svg:x1="11.05cm" svg:y1="7.75cm" svg:x2="11.05cm" svg:y2="10.35cm">
          <text:p/>
        </draw:line>
        <draw:line draw:style-name="gr8" draw:text-style-name="P8" draw:layer="layout" svg:x1="5.75cm" svg:y1="13.05cm" svg:x2="8.35cm" svg:y2="13.05cm">
          <text:p/>
        </draw:line>
        <draw:line draw:style-name="gr8" draw:text-style-name="P8" draw:layer="layout" svg:x1="1.4cm" svg:y1="3.4cm" svg:x2="2.7cm" svg:y2="6.7cm">
          <text:p/>
        </draw:line>
        <draw:line draw:style-name="gr8" draw:text-style-name="P8" draw:layer="layout" svg:x1="18.35cm" svg:y1="3.05cm" svg:x2="1.75cm" svg:y2="3.05cm">
          <text:p/>
        </draw:line>
        <draw:line draw:style-name="gr8" draw:text-style-name="P8" draw:layer="layout" svg:x1="18.7cm" svg:y1="14.7cm" svg:x2="15.4cm" svg:y2="11.4cm">
          <text:p/>
        </draw:line>
        <draw:line draw:style-name="gr8" draw:text-style-name="P8" draw:layer="layout" svg:x1="1.75cm" svg:y1="17.05cm" svg:x2="16.35cm" svg:y2="17.05cm">
          <text:p/>
        </draw:line>
        <draw:line draw:style-name="gr8" draw:text-style-name="P8" draw:layer="layout" svg:x1="8.7cm" svg:y1="13.4cm" svg:x2="1.4cm" svg:y2="16.7cm">
          <text:p/>
        </draw:line>
        <draw:connector draw:style-name="gr9" draw:text-style-name="P8" draw:layer="layout" draw:type="curve" draw:line-skew="0.451cm" svg:x1="5.05cm" svg:y1="12.35cm" svg:x2="12.7cm" svg:y2="4.7cm" draw:start-shape="id1" draw:start-glue-point="4" draw:end-shape="id2" draw:end-glue-point="4" svg:d="M5050 12350c0-11548 7650-7723 7650-7650" svg:viewBox="0 0 7651 8316">
          <text:p/>
        </draw:connector>
        <draw:custom-shape draw:style-name="gr3" draw:text-style-name="P3" draw:layer="layout" svg:width="1.4cm" svg:height="1.4cm" svg:x="8.35cm" svg:y="4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12.35cm" svg:y="4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4.35cm" svg:y="10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0.35cm" svg:y="2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10.35cm" svg:y="6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16.35cm" svg:y="16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4cm" svg:height="1.4cm" svg:x="10.35cm" svg:y="10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4cm" svg:height="1.4cm" svg:x="2.35cm" svg:y="10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er4" svg:width="20cm" svg:height="34cm" svg:x="21.05cm" svg:y="0.05cm">
          <text:p text:style-name="P1"><text:span text:style-name="T1">Control Flow From 2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er4" svg:width="1cm" svg:height="1cm" svg:x="33.2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35.35cm" svg:y="6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9.35cm" svg:y="12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cm" svg:y="16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cm" svg:y="14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cm" svg:y="8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cm" svg:y="2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cm" svg:y="6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er4" svg:width="1.4cm" svg:height="1.4cm" svg:x="25.35cm" svg:y="12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31.35cm" svg:y="14.35cm">
          <text:p text:style-name="P1"><text:span text:style-name="T3">1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29.35cm" svg:y="8.35cm">
          <text:p text:style-name="P1"><text:span text:style-name="T3">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35.25cm" svg:y="14.35cm">
          <text:p text:style-name="P1"><text:span text:style-name="T3">2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33.35cm" svg:y="12.35cm">
          <text:p text:style-name="P1"><text:span text:style-name="T3">2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27.35cm" svg:y="6.35cm">
          <text:p text:style-name="P1"><text:span text:style-name="T3">2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25.35cm" svg:y="4.35cm">
          <text:p text:style-name="P1"><text:span text:style-name="T3">1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30.4cm" svg:y1="5.4cm" svg:x2="31.7cm" svg:y2="6.7cm">
          <text:p/>
        </draw:line>
        <draw:line draw:style-name="gr8" draw:text-style-name="P8" draw:layer="Layer4" svg:x1="34.4cm" svg:y1="5.4cm" svg:x2="35.7cm" svg:y2="6.7cm">
          <text:p/>
        </draw:line>
        <draw:line draw:style-name="gr8" draw:text-style-name="P8" draw:layer="Layer4" svg:x1="24.4cm" svg:y1="11.4cm" svg:x2="25.7cm" svg:y2="12.7cm">
          <text:p/>
        </draw:line>
        <draw:line draw:style-name="gr8" draw:text-style-name="P8" draw:layer="Layer4" svg:x1="38.4cm" svg:y1="16.7cm" svg:x2="39.7cm" svg:y2="15.4cm">
          <text:p/>
        </draw:line>
        <draw:line draw:style-name="gr8" draw:text-style-name="P8" draw:layer="Layer4" svg:x1="36.4cm" svg:y1="10.7cm" svg:x2="37.7cm" svg:y2="9.4cm">
          <text:p/>
        </draw:line>
        <draw:line draw:style-name="gr8" draw:text-style-name="P8" draw:layer="Layer4" svg:x1="38.4cm" svg:y1="8.7cm" svg:x2="39.7cm" svg:y2="3.4cm">
          <text:p/>
        </draw:line>
        <draw:line draw:style-name="gr10" draw:text-style-name="P8" draw:layer="Layer4" svg:x1="32.4cm" svg:y1="6.7cm" svg:x2="33.7cm" svg:y2="5.4cm">
          <text:p/>
        </draw:line>
        <draw:line draw:style-name="gr8" draw:text-style-name="P8" draw:layer="Layer4" svg:x1="31.7cm" svg:y1="11.4cm" svg:x2="30.4cm" svg:y2="12.7cm">
          <text:p/>
        </draw:line>
        <draw:line draw:style-name="gr8" draw:text-style-name="P8" draw:layer="Layer4" svg:x1="24.05cm" svg:y1="7.75cm" svg:x2="24.05cm" svg:y2="10.35cm">
          <text:p/>
        </draw:line>
        <draw:line draw:style-name="gr8" draw:text-style-name="P8" draw:layer="Layer4" svg:x1="32.05cm" svg:y1="7.75cm" svg:x2="32.05cm" svg:y2="10.35cm">
          <text:p/>
        </draw:line>
        <draw:line draw:style-name="gr8" draw:text-style-name="P8" draw:layer="Layer4" svg:x1="26.75cm" svg:y1="13.05cm" svg:x2="29.35cm" svg:y2="13.05cm">
          <text:p/>
        </draw:line>
        <draw:line draw:style-name="gr8" draw:text-style-name="P8" draw:layer="Layer4" svg:x1="22.4cm" svg:y1="3.4cm" svg:x2="23.7cm" svg:y2="6.7cm">
          <text:p/>
        </draw:line>
        <draw:line draw:style-name="gr8" draw:text-style-name="P8" draw:layer="Layer4" svg:x1="39.35cm" svg:y1="3.05cm" svg:x2="22.75cm" svg:y2="3.05cm">
          <text:p/>
        </draw:line>
        <draw:line draw:style-name="gr8" draw:text-style-name="P8" draw:layer="Layer4" svg:x1="39.7cm" svg:y1="14.7cm" svg:x2="36.4cm" svg:y2="11.4cm">
          <text:p/>
        </draw:line>
        <draw:line draw:style-name="gr8" draw:text-style-name="P8" draw:layer="Layer4" svg:x1="22.75cm" svg:y1="17.05cm" svg:x2="37.35cm" svg:y2="17.05cm">
          <text:p/>
        </draw:line>
        <draw:line draw:style-name="gr8" draw:text-style-name="P8" draw:layer="Layer4" svg:x1="29.7cm" svg:y1="13.4cm" svg:x2="22.4cm" svg:y2="16.7cm">
          <text:p/>
        </draw:line>
        <draw:connector draw:style-name="gr11" draw:text-style-name="P8" draw:layer="Layer4" draw:type="curve" draw:line-skew="0.45cm" svg:x1="26.05cm" svg:y1="12.35cm" svg:x2="33.7cm" svg:y2="4.7cm" draw:start-shape="id3" draw:start-glue-point="4" draw:end-shape="id4" draw:end-glue-point="4" svg:d="M26050 12350c0-11550 7650-7725 7650-7650" svg:viewBox="0 0 7651 8317">
          <text:p/>
        </draw:connector>
        <draw:custom-shape draw:style-name="gr3" draw:text-style-name="P3" draw:layer="Layer4" svg:width="1.4cm" svg:height="1.4cm" svg:x="29.35cm" svg:y="4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35cm" svg:y="4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5.35cm" svg:y="10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cm" svg:y="2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31.35cm" svg:y="6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cm" svg:y="16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1.35cm" svg:y="10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cm" svg:y="10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er4" svg:width="1cm" svg:height="1cm" svg:x="33.2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35.35cm" svg:y="22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9.35cm" svg:y="28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1.35cm" svg:y="32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9.35cm" svg:y="30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7.35cm" svg:y="24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9.35cm" svg:y="18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3.35cm" svg:y="22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5" draw:id="id5" draw:layer="Layer4" svg:width="1.4cm" svg:height="1.4cm" svg:x="25.35cm" svg:y="28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31.35cm" svg:y="30.35cm">
          <text:p text:style-name="P1"><text:span text:style-name="T3">1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29.35cm" svg:y="24.35cm">
          <text:p text:style-name="P1"><text:span text:style-name="T3">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35.25cm" svg:y="30.35cm">
          <text:p text:style-name="P1"><text:span text:style-name="T3">2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33.35cm" svg:y="28.35cm">
          <text:p text:style-name="P1"><text:span text:style-name="T3">2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27.35cm" svg:y="22.35cm">
          <text:p text:style-name="P1"><text:span text:style-name="T3">2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25.35cm" svg:y="20.35cm">
          <text:p text:style-name="P1"><text:span text:style-name="T3">1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30.4cm" svg:y1="21.4cm" svg:x2="31.7cm" svg:y2="22.7cm">
          <text:p/>
        </draw:line>
        <draw:line draw:style-name="gr8" draw:text-style-name="P8" draw:layer="Layer4" svg:x1="34.4cm" svg:y1="21.4cm" svg:x2="35.7cm" svg:y2="22.7cm">
          <text:p/>
        </draw:line>
        <draw:line draw:style-name="gr8" draw:text-style-name="P8" draw:layer="Layer4" svg:x1="24.4cm" svg:y1="27.4cm" svg:x2="25.7cm" svg:y2="28.7cm">
          <text:p/>
        </draw:line>
        <draw:line draw:style-name="gr8" draw:text-style-name="P8" draw:layer="Layer4" svg:x1="38.4cm" svg:y1="32.7cm" svg:x2="39.7cm" svg:y2="31.4cm">
          <text:p/>
        </draw:line>
        <draw:line draw:style-name="gr8" draw:text-style-name="P8" draw:layer="Layer4" svg:x1="36.4cm" svg:y1="26.7cm" svg:x2="37.7cm" svg:y2="25.4cm">
          <text:p/>
        </draw:line>
        <draw:line draw:style-name="gr8" draw:text-style-name="P8" draw:layer="Layer4" svg:x1="38.4cm" svg:y1="24.7cm" svg:x2="39.7cm" svg:y2="19.4cm">
          <text:p/>
        </draw:line>
        <draw:line draw:style-name="gr8" draw:text-style-name="P8" draw:layer="Layer4" svg:x1="32.4cm" svg:y1="22.7cm" svg:x2="33.7cm" svg:y2="21.4cm">
          <text:p/>
        </draw:line>
        <draw:line draw:style-name="gr8" draw:text-style-name="P8" draw:layer="Layer4" svg:x1="31.7cm" svg:y1="27.4cm" svg:x2="30.4cm" svg:y2="28.7cm">
          <text:p/>
        </draw:line>
        <draw:line draw:style-name="gr8" draw:text-style-name="P8" draw:layer="Layer4" svg:x1="24.05cm" svg:y1="23.75cm" svg:x2="24.05cm" svg:y2="26.35cm">
          <text:p/>
        </draw:line>
        <draw:line draw:style-name="gr10" draw:text-style-name="P8" draw:layer="Layer4" svg:x1="32.05cm" svg:y1="23.75cm" svg:x2="32.05cm" svg:y2="26.35cm">
          <text:p/>
        </draw:line>
        <draw:line draw:style-name="gr8" draw:text-style-name="P8" draw:layer="Layer4" svg:x1="26.75cm" svg:y1="29.05cm" svg:x2="29.35cm" svg:y2="29.05cm">
          <text:p/>
        </draw:line>
        <draw:line draw:style-name="gr8" draw:text-style-name="P8" draw:layer="Layer4" svg:x1="22.4cm" svg:y1="19.4cm" svg:x2="23.7cm" svg:y2="22.7cm">
          <text:p/>
        </draw:line>
        <draw:line draw:style-name="gr8" draw:text-style-name="P8" draw:layer="Layer4" svg:x1="39.35cm" svg:y1="19.05cm" svg:x2="22.75cm" svg:y2="19.05cm">
          <text:p/>
        </draw:line>
        <draw:line draw:style-name="gr8" draw:text-style-name="P8" draw:layer="Layer4" svg:x1="39.7cm" svg:y1="30.7cm" svg:x2="36.4cm" svg:y2="27.4cm">
          <text:p/>
        </draw:line>
        <draw:line draw:style-name="gr8" draw:text-style-name="P8" draw:layer="Layer4" svg:x1="22.75cm" svg:y1="33.05cm" svg:x2="37.35cm" svg:y2="33.05cm">
          <text:p/>
        </draw:line>
        <draw:line draw:style-name="gr8" draw:text-style-name="P8" draw:layer="Layer4" svg:x1="29.7cm" svg:y1="29.4cm" svg:x2="22.4cm" svg:y2="32.7cm">
          <text:p/>
        </draw:line>
        <draw:connector draw:style-name="gr11" draw:text-style-name="P8" draw:layer="Layer4" draw:type="curve" draw:line-skew="0.45cm" svg:x1="26.05cm" svg:y1="28.35cm" svg:x2="33.7cm" svg:y2="20.7cm" draw:start-shape="id5" draw:start-glue-point="4" draw:end-shape="id6" draw:end-glue-point="4" svg:d="M26050 28350c0-11550 7650-7725 7650-7650" svg:viewBox="0 0 7651 8317">
          <text:p/>
        </draw:connector>
        <draw:custom-shape draw:style-name="gr3" draw:text-style-name="P3" draw:layer="Layer4" svg:width="1.4cm" svg:height="1.4cm" svg:x="29.35cm" svg:y="20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35cm" svg:y="20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5.35cm" svg:y="26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1.35cm" svg:y="18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31.35cm" svg:y="22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7.35cm" svg:y="32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31.35cm" svg:y="26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3.35cm" svg:y="26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8" draw:id="id8" draw:layer="Layer4" svg:width="1cm" svg:height="1cm" svg:x="12.2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14.35cm" svg:y="22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8.35cm" svg:y="28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0.35cm" svg:y="32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8.35cm" svg:y="30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6.35cm" svg:y="24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8.35cm" svg:y="18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.35cm" svg:y="22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7" draw:id="id7" draw:layer="Layer4" svg:width="1.4cm" svg:height="1.4cm" svg:x="4.35cm" svg:y="28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10.35cm" svg:y="30.35cm">
          <text:p text:style-name="P1"><text:span text:style-name="T3">1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8.35cm" svg:y="24.35cm">
          <text:p text:style-name="P1"><text:span text:style-name="T3">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14.25cm" svg:y="30.35cm">
          <text:p text:style-name="P1"><text:span text:style-name="T3">2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12.35cm" svg:y="28.35cm">
          <text:p text:style-name="P1"><text:span text:style-name="T3">2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6.35cm" svg:y="22.35cm">
          <text:p text:style-name="P1"><text:span text:style-name="T3">2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4.35cm" svg:y="20.35cm">
          <text:p text:style-name="P1"><text:span text:style-name="T3">1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9.4cm" svg:y1="21.4cm" svg:x2="10.7cm" svg:y2="22.7cm">
          <text:p/>
        </draw:line>
        <draw:line draw:style-name="gr8" draw:text-style-name="P8" draw:layer="Layer4" svg:x1="13.4cm" svg:y1="21.4cm" svg:x2="14.7cm" svg:y2="22.7cm">
          <text:p/>
        </draw:line>
        <draw:line draw:style-name="gr8" draw:text-style-name="P8" draw:layer="Layer4" svg:x1="3.4cm" svg:y1="27.4cm" svg:x2="4.7cm" svg:y2="28.7cm">
          <text:p/>
        </draw:line>
        <draw:line draw:style-name="gr8" draw:text-style-name="P8" draw:layer="Layer4" svg:x1="17.4cm" svg:y1="32.7cm" svg:x2="18.7cm" svg:y2="31.4cm">
          <text:p/>
        </draw:line>
        <draw:line draw:style-name="gr8" draw:text-style-name="P8" draw:layer="Layer4" svg:x1="15.4cm" svg:y1="26.7cm" svg:x2="16.7cm" svg:y2="25.4cm">
          <text:p/>
        </draw:line>
        <draw:line draw:style-name="gr8" draw:text-style-name="P8" draw:layer="Layer4" svg:x1="17.4cm" svg:y1="24.7cm" svg:x2="18.7cm" svg:y2="19.4cm">
          <text:p/>
        </draw:line>
        <draw:line draw:style-name="gr8" draw:text-style-name="P8" draw:layer="Layer4" svg:x1="11.4cm" svg:y1="22.7cm" svg:x2="12.7cm" svg:y2="21.4cm">
          <text:p/>
        </draw:line>
        <draw:line draw:style-name="gr8" draw:text-style-name="P8" draw:layer="Layer4" svg:x1="10.7cm" svg:y1="27.4cm" svg:x2="9.4cm" svg:y2="28.7cm">
          <text:p/>
        </draw:line>
        <draw:line draw:style-name="gr8" draw:text-style-name="P8" draw:layer="Layer4" svg:x1="3.05cm" svg:y1="23.75cm" svg:x2="3.05cm" svg:y2="26.35cm">
          <text:p/>
        </draw:line>
        <draw:line draw:style-name="gr8" draw:text-style-name="P8" draw:layer="Layer4" svg:x1="11.05cm" svg:y1="23.75cm" svg:x2="11.05cm" svg:y2="26.35cm">
          <text:p/>
        </draw:line>
        <draw:line draw:style-name="gr10" draw:text-style-name="P8" draw:layer="Layer4" svg:x1="5.75cm" svg:y1="29.05cm" svg:x2="8.35cm" svg:y2="29.05cm">
          <text:p/>
        </draw:line>
        <draw:line draw:style-name="gr8" draw:text-style-name="P8" draw:layer="Layer4" svg:x1="1.4cm" svg:y1="19.4cm" svg:x2="2.7cm" svg:y2="22.7cm">
          <text:p/>
        </draw:line>
        <draw:line draw:style-name="gr8" draw:text-style-name="P8" draw:layer="Layer4" svg:x1="18.35cm" svg:y1="19.05cm" svg:x2="1.75cm" svg:y2="19.05cm">
          <text:p/>
        </draw:line>
        <draw:line draw:style-name="gr8" draw:text-style-name="P8" draw:layer="Layer4" svg:x1="18.7cm" svg:y1="30.7cm" svg:x2="15.4cm" svg:y2="27.4cm">
          <text:p/>
        </draw:line>
        <draw:line draw:style-name="gr8" draw:text-style-name="P8" draw:layer="Layer4" svg:x1="1.75cm" svg:y1="33.05cm" svg:x2="16.35cm" svg:y2="33.05cm">
          <text:p/>
        </draw:line>
        <draw:line draw:style-name="gr8" draw:text-style-name="P8" draw:layer="Layer4" svg:x1="8.7cm" svg:y1="29.4cm" svg:x2="1.4cm" svg:y2="32.7cm">
          <text:p/>
        </draw:line>
        <draw:connector draw:style-name="gr11" draw:text-style-name="P8" draw:layer="Layer4" draw:type="curve" draw:line-skew="0.45cm" svg:x1="5.05cm" svg:y1="28.35cm" svg:x2="12.7cm" svg:y2="20.7cm" draw:start-shape="id7" draw:start-glue-point="4" draw:end-shape="id8" draw:end-glue-point="4" svg:d="M5050 28350c0-11550 7650-7725 7650-7650" svg:viewBox="0 0 7651 8317">
          <text:p/>
        </draw:connector>
        <draw:custom-shape draw:style-name="gr3" draw:text-style-name="P3" draw:layer="Layer4" svg:width="1.4cm" svg:height="1.4cm" svg:x="8.35cm" svg:y="20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2.35cm" svg:y="20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4.35cm" svg:y="26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0.35cm" svg:y="18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0.35cm" svg:y="22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6.35cm" svg:y="32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10.35cm" svg:y="26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er4" svg:width="1.4cm" svg:height="1.4cm" svg:x="2.35cm" svg:y="26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er4" svg:width="1cm" svg:height="1cm" svg:x="15.4cm" svg:y="4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er4" svg:width="20cm" svg:height="18cm" svg:x="10.55cm" svg:y="35.05cm">
          <text:p text:style-name="P1"><text:span text:style-name="T1">Control Dominance Graph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er4" svg:width="1.4cm" svg:height="1.4cm" svg:x="18.85cm" svg:y="39.3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0.85cm" svg:y="45.3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2.85cm" svg:y="39.3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4.85cm" svg:y="41.3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8.85cm" svg:y="47.3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0.85cm" svg:y="51.3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6.85cm" svg:y="51.3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8.85cm" svg:y="49.3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4.85cm" svg:y="45.3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6.85cm" svg:y="43.3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8.85cm" svg:y="37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er4" svg:width="1cm" svg:height="1cm" svg:x="13.05cm" svg:y="4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er4" svg:width="1.4cm" svg:height="1.4cm" svg:x="12.85cm" svg:y="41.3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2.85cm" svg:y="45.3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0.85cm" svg:y="37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15.2cm" svg:y1="48.4cm" svg:x2="11.9cm" svg:y2="51.7cm">
          <text:p/>
        </draw:line>
        <draw:custom-shape draw:style-name="gr6" draw:text-style-name="P6" draw:layer="Layer4" svg:width="1.4cm" svg:height="1.4cm" svg:x="20.85cm" svg:y="49.35cm">
          <text:p text:style-name="P1"><text:span text:style-name="T3">18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18.85cm" svg:y="43.35cm">
          <text:p text:style-name="P1"><text:span text:style-name="T3">17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24.75cm" svg:y="49.35cm">
          <text:p text:style-name="P1"><text:span text:style-name="T3">2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22.85cm" svg:y="47.35cm">
          <text:p text:style-name="P1"><text:span text:style-name="T3">2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er4" svg:width="1.4cm" svg:height="1.4cm" svg:x="16.85cm" svg:y="41.35cm">
          <text:p text:style-name="P1"><text:span text:style-name="T3">2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er4" svg:width="1.4cm" svg:height="1.4cm" svg:x="14.85cm" svg:y="39.35cm">
          <text:p text:style-name="P1"><text:span text:style-name="T3">19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16.25cm" svg:y1="48.05cm" svg:x2="18.85cm" svg:y2="48.05cm">
          <text:p/>
        </draw:line>
        <draw:line draw:style-name="gr8" draw:text-style-name="P8" draw:layer="Layer4" svg:x1="21.55cm" svg:y1="42.75cm" svg:x2="21.55cm" svg:y2="45.35cm">
          <text:p/>
        </draw:line>
        <draw:line draw:style-name="gr8" draw:text-style-name="P8" draw:layer="Layer4" svg:x1="21.55cm" svg:y1="42.05cm" svg:x2="27.2cm" svg:y2="43.7cm">
          <text:p/>
        </draw:line>
        <draw:line draw:style-name="gr8" draw:text-style-name="P8" draw:layer="Layer4" svg:x1="21.9cm" svg:y1="42.4cm" svg:x2="25.2cm" svg:y2="45.7cm">
          <text:p/>
        </draw:line>
        <draw:line draw:style-name="gr8" draw:text-style-name="P8" draw:layer="Layer4" svg:x1="21.55cm" svg:y1="42.05cm" svg:x2="29.2cm" svg:y2="38.4cm">
          <text:p/>
        </draw:line>
        <draw:line draw:style-name="gr8" draw:text-style-name="P8" draw:layer="Layer4" svg:x1="21.55cm" svg:y1="42.05cm" svg:x2="27.2cm" svg:y2="51.7cm">
          <text:p/>
        </draw:line>
        <draw:line draw:style-name="gr8" draw:text-style-name="P8" draw:layer="Layer4" svg:x1="21.55cm" svg:y1="42.05cm" svg:x2="19.55cm" svg:y2="47.35cm">
          <text:p/>
        </draw:line>
        <draw:line draw:style-name="gr8" draw:text-style-name="P8" draw:layer="Layer4" svg:x1="21.55cm" svg:y1="42.05cm" svg:x2="13.9cm" svg:y2="45.7cm">
          <text:p/>
        </draw:line>
        <draw:line draw:style-name="gr8" draw:text-style-name="P8" draw:layer="Layer4" svg:x1="15.2cm" svg:y1="47.7cm" svg:x2="13.9cm" svg:y2="46.4cm">
          <text:p/>
        </draw:line>
        <draw:line draw:style-name="gr8" draw:text-style-name="P8" draw:layer="Layer4" svg:x1="20.85cm" svg:y1="42.05cm" svg:x2="14.25cm" svg:y2="42.05cm">
          <text:p/>
        </draw:line>
        <draw:line draw:style-name="gr8" draw:text-style-name="P8" draw:layer="Layer4" svg:x1="21.2cm" svg:y1="41.7cm" svg:x2="11.9cm" svg:y2="38.4cm">
          <text:p/>
        </draw:line>
        <draw:path draw:style-name="gr8" draw:text-style-name="P8" draw:layer="Layer4" svg:width="10.598cm" svg:height="2.534cm" draw:transform="skewX (0.0254818070791172) rotate (-0.556236432610593) translate (21.5925879177906cm 41.9852400107793cm)" svg:viewBox="0 0 10599 2535" svg:d="M0 77c7099-597 10599 2458 10599 2458">
          <text:p/>
        </draw:path>
        <draw:path draw:style-name="gr8" draw:text-style-name="P8" draw:layer="Layer4" svg:width="13.474cm" svg:height="1.86cm" draw:transform="skewX (-0.00733038285837622) rotate (-2.53456713974617) translate (22.6176597747726cm 43.6635042114051cm)" svg:viewBox="0 0 13475 1861" svg:d="M0 1852c9871 160 13475-1852 13475-1852">
          <text:p/>
        </draw:path>
        <draw:custom-shape draw:style-name="gr4" draw:text-style-name="P4" draw:layer="Layer4" svg:width="1.4cm" svg:height="1.4cm" svg:x="20.85cm" svg:y="41.3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15.55cm" svg:y1="48.05cm" svg:x2="13.9cm" svg:y2="42.4cm">
          <text:p/>
        </draw:line>
        <draw:path draw:style-name="gr8" draw:text-style-name="P8" draw:layer="Layer4" svg:width="10.05cm" svg:height="1.209cm" draw:transform="rotate (2.09683856334599) translate (15.5499999838978cm 48.0500000093492cm)" svg:viewBox="0 0 10051 1210" svg:d="M0 0c7169 0 10051 1210 10051 1210">
          <text:p/>
        </draw:path>
        <draw:path draw:style-name="gr8" draw:text-style-name="P8" draw:layer="Layer4" svg:width="8.846cm" svg:height="8.088cm" draw:transform="skewX (5.20558160094516E-017) rotate (-1.08088240576009) translate (22.6871822363169cm 44.243900707361cm)" svg:viewBox="0 0 8847 8089" svg:d="M0 8089c5100-1 8847-8089 8847-8089">
          <text:p/>
        </draw:path>
        <draw:path draw:style-name="gr8" draw:text-style-name="P8" draw:layer="Layer4" svg:width="10.481cm" svg:height="8.433cm" draw:transform="skewX (-8.4277327785967E-017) rotate (-0.826413400819315) translate (21.7482536955717cm 42.34042286903cm)" svg:viewBox="0 0 10482 8434" svg:d="M0 8427c5037 289 10482-8427 10482-8427">
          <text:p/>
        </draw:path>
        <draw:path draw:style-name="gr8" draw:text-style-name="P8" draw:layer="Layer4" svg:width="8.177cm" svg:height="5.387cm" draw:transform="skewX (4.22722566281582E-017) rotate (-0.413293966872257) translate (17.7139687218336cm 43.1156625299465cm)" svg:viewBox="0 0 8178 5388" svg:d="M0 5388c6224 0 8178-5388 8178-5388">
          <text:p/>
        </draw:path>
        <draw:path draw:style-name="gr8" draw:text-style-name="P8" draw:layer="Layer4" svg:width="7.835cm" svg:height="9.67cm" draw:transform="rotate (-0.621686279560381) translate (21.1827137365975cm 40.1881081142122cm)" svg:viewBox="0 0 7836 9671" svg:d="M0 9671c8242 0 7833-9671 7833-9671">
          <text:p/>
        </draw:path>
        <draw:path draw:style-name="gr8" draw:text-style-name="P8" draw:layer="Layer4" svg:width="17.129cm" svg:height="2.786cm" draw:transform="rotate (0.644724625686705) translate (13.8748939409103cm 45.8222090976836cm)" svg:viewBox="0 0 17130 2787" svg:d="M0 2787c9188-6228 17130-72 17130-72">
          <text:p/>
        </draw:path>
        <draw:path draw:style-name="gr8" draw:text-style-name="P8" draw:layer="Layer4" svg:width="10.52cm" svg:height="2.566cm" draw:transform="rotate (1.07041043024812) translate (15.55cm 48.05cm)" svg:viewBox="0 0 10521 2567" svg:d="M0 0c7295 0 10521 2567 10521 2567">
          <text:p/>
        </draw:path>
        <draw:line draw:style-name="gr8" draw:text-style-name="P8" draw:layer="Layer4" svg:x1="15.55cm" svg:y1="48.05cm" svg:x2="25.2cm" svg:y2="42.4cm">
          <text:p/>
        </draw:line>
        <draw:custom-shape draw:style-name="gr4" draw:text-style-name="P4" draw:layer="Layer4" svg:width="1.4cm" svg:height="1.4cm" svg:x="14.85cm" svg:y="47.3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8" draw:layer="Layer4" svg:x1="21.2cm" svg:y1="42.4cm" svg:x2="15.9cm" svg:y2="47.7cm">
          <text:p/>
        </draw:line>
        <draw:custom-shape draw:style-name="gr13" draw:text-style-name="P2" draw:layer="Layer4" svg:width="8.5cm" svg:height="10cm" svg:x="32.55cm" svg:y="36.05cm">
          <text:p text:style-name="P1"><text:span text:style-name="T1">Control</text:span></text:p>
          <text:p text:style-name="P1"><text:span text:style-name="T1">Dominance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0.438771909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er4" svg:width="1.4cm" svg:height="1.4cm" svg:x="29.351cm" svg:y="12.351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1cm" svg:y="16.351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1cm" svg:y="14.351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1cm" svg:y="8.351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351cm" svg:y="2.351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1cm" svg:y="6.351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5.351cm" svg:y="12.351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5.351cm" svg:y="10.351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1.351cm" svg:y="2.351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351cm" svg:y="16.351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1.351cm" svg:y="10.351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23.351cm" svg:y="10.351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5.75cm" svg:y="42.8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2.95cm" svg:y="44.2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25cm" svg:y="43.5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8.55cm" svg:y="41.4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9.25cm" svg:y="39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65cm" svg:y="40.7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4.35cm" svg:y="42.8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7.85cm" svg:y="42.1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2.95cm" svg:y="39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8.55cm" svg:y="44.2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6.45cm" svg:y="42.1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33.65cm" svg:y="42.1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36.45cm" svg:y="40.7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er4" svg:width="8.5cm" svg:height="10cm" svg:x="0.05cm" svg:y="36.05cm">
          <text:p text:style-name="P1"><text:span text:style-name="T1">Control</text:span></text:p>
          <text:p text:style-name="P1"><text:span text:style-name="T1">Dominance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0.438771909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er4" svg:width="1.4cm" svg:height="1.4cm" svg:x="3.25cm" svg:y="42.8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0.45cm" svg:y="44.2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75cm" svg:y="43.5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05cm" svg:y="41.4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75cm" svg:y="39.3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.15cm" svg:y="40.7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er4" svg:width="1.4cm" svg:height="1.4cm" svg:x="1.85cm" svg:y="42.8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5.35cm" svg:y="42.1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0.45cm" svg:y="39.3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6.05cm" svg:y="44.2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1.15cm" svg:y="42.1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4.651cm" svg:y="40.051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er4" svg:width="1.4cm" svg:height="1.4cm" svg:x="5.352cm" svg:y="40.752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er4" svg:width="2cm" svg:height="2cm" svg:x="35.8cm" svg:y="34.05cm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9" draw:layer="Layer4" svg:width="2cm" svg:height="2cm" svg:x="3.3cm" svg:y="34.05cm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9" draw:layer="Layer4" svg:width="2cm" svg:height="2cm" draw:transform="rotate (1.5707963267949) translate (8.55cm 42.05cm)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9" draw:layer="Layer4" svg:width="2cm" svg:height="2cm" draw:transform="rotate (-1.5707963267949) translate (32.55cm 40.05cm)">
          <text:p/>
          <draw:enhanced-geometry svg:viewBox="0 0 21600 21600" draw:text-areas="?f0 0 ?f2 ?f5" draw:type="down-arrow" draw:modifiers="10794.6026986507 5397.301349325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41.1cm" fo:page-height="61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7:15:22.413284745</meta:creation-date>
    <dc:date>2019-03-08T17:43:26.447764084</dc:date>
    <meta:editing-duration>PT7H13M3S</meta:editing-duration>
    <meta:editing-cycles>107</meta:editing-cycles>
    <meta:generator>LibreOffice/6.0.7.3$Linux_X86_64 LibreOffice_project/00m0$Build-3</meta:generator>
    <meta:document-statistic meta:object-count="255"/>
  </office:meta>
</office:document-meta>
</file>